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</office:font-face-decls>
  <office:automatic-styles>
    <style:style style:name="P1" style:family="paragraph" style:parent-style-name="gramatica">
      <style:paragraph-properties style:writing-mode="lr-tb"/>
      <style:text-properties fo:color="#0000ff" loext:opacity="100%" style:font-name="Liberation Serif" fo:font-size="11pt" fo:language="es" fo:country="ES" fo:font-weight="normal" officeooo:paragraph-rsid="001e8901" fo:background-color="transparent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2" style:family="paragraph" style:parent-style-name="Default_7e_LT_7e_Gliederung_20_1">
      <style:paragraph-properties fo:margin-left="0.953cm" fo:margin-right="0cm" fo:margin-top="0.245cm" fo:margin-bottom="0cm" style:contextual-spacing="false" fo:text-indent="-0.953cm" style:auto-text-indent="false">
        <style:tab-stops>
          <style:tab-stop style:position="-0.953cm"/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ff" loext:opacity="100%" style:font-name="Liberation Serif" fo:font-size="12pt" officeooo:paragraph-rsid="001d6756" style:font-size-asian="12pt" style:font-size-complex="12pt"/>
    </style:style>
    <style:style style:name="P3" style:family="paragraph" style:parent-style-name="gramatica">
      <style:paragraph-properties style:writing-mode="lr-tb"/>
      <style:text-properties fo:color="#0000ff" loext:opacity="100%" style:font-name="Liberation Mono" fo:font-size="11pt" fo:language="eu" fo:country="ES" fo:font-weight="normal" officeooo:paragraph-rsid="003baf9f" fo:background-color="transparent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4" style:family="paragraph" style:parent-style-name="Default_7e_LT_7e_Gliederung_20_1">
      <style:paragraph-properties fo:margin-left="0.953cm" fo:margin-right="0cm" fo:margin-top="0.245cm" fo:margin-bottom="0cm" style:contextual-spacing="false" fo:text-indent="-0.953cm" style:auto-text-indent="false" style:writing-mode="lr-tb">
        <style:tab-stops>
          <style:tab-stop style:position="-0.953cm"/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ff" loext:opacity="100%" style:text-outline="false" style:text-line-through-style="none" style:text-line-through-type="none" style:font-name="Liberation Serif" fo:font-size="12pt" fo:language="es" fo:country="ES" fo:font-style="italic" fo:text-shadow="none" style:text-underline-style="none" fo:font-weight="normal" officeooo:rsid="003f42c2" officeooo:paragraph-rsid="003f42c2" style:font-name-asian="Arial" style:font-size-asian="12pt" style:language-asian="zxx" style:country-asian="none" style:font-style-asian="italic" style:font-weight-asian="normal" style:font-name-complex="Arial" style:font-size-complex="12pt" style:font-style-complex="italic" style:font-weight-complex="normal" style:text-emphasize="none" style:text-overline-style="none" style:text-overline-color="font-color"/>
    </style:style>
    <style:style style:name="P5" style:family="paragraph" style:parent-style-name="Default_7e_LT_7e_Gliederung_20_1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6756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gramatica">
      <style:paragraph-properties style:writing-mode="lr-tb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3f42c2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text-overline-style="none" style:text-overline-color="font-color"/>
    </style:style>
    <style:style style:name="P7" style:family="paragraph" style:parent-style-name="gramatica">
      <style:paragraph-properties fo:margin-top="0.199cm" fo:margin-bottom="0cm" style:contextual-spacing="false" fo:text-align="justify" style:justify-single-word="false"/>
      <style:text-properties fo:color="#000000" loext:opacity="100%" style:font-name="Liberation Mono" fo:font-size="12pt" fo:language="es" fo:country="ES" fo:font-weight="bold" officeooo:rsid="00077588" officeooo:paragraph-rsid="001b2eb1" style:font-size-asian="12pt" style:font-weight-asian="bold" style:font-size-complex="12pt" style:font-weight-complex="bold"/>
    </style:style>
    <style:style style:name="P8" style:family="paragraph" style:parent-style-name="gramatica">
      <style:paragraph-properties fo:margin-top="0.199cm" fo:margin-bottom="0cm" style:contextual-spacing="false" fo:text-align="justify" style:justify-single-word="false" fo:break-before="page"/>
      <style:text-properties fo:color="#000000" loext:opacity="100%" style:font-name="Liberation Mono" fo:font-size="12pt" fo:language="es" fo:country="ES" fo:font-weight="bold" officeooo:rsid="00077588" officeooo:paragraph-rsid="001d6756" style:font-size-asian="12pt" style:font-weight-asian="bold" style:font-size-complex="12pt" style:font-weight-complex="bold"/>
    </style:style>
    <style:style style:name="P9" style:family="paragraph" style:parent-style-name="gramatica">
      <style:text-properties fo:color="#000000" loext:opacity="100%" style:font-name="Liberation Serif" fo:font-size="12pt" fo:language="es" fo:country="ES" officeooo:rsid="000a48ea" officeooo:paragraph-rsid="0032892d" style:font-size-asian="12pt" style:font-size-complex="12pt"/>
    </style:style>
    <style:style style:name="P10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" style:font-size-complex="11pt"/>
    </style:style>
    <style:style style:name="P11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size-asian="11pt" style:font-name-complex="Times New Roman" style:font-size-complex="11pt"/>
    </style:style>
    <style:style style:name="P12" style:family="paragraph" style:parent-style-name="gramatica">
      <style:paragraph-properties style:writing-mode="lr-tb"/>
      <style:text-properties style:font-name="Liberation Mono" fo:font-size="11pt" fo:language="eu" fo:country="ES" officeooo:paragraph-rsid="003f0bb9" style:font-size-asian="11pt" style:font-name-complex="Times New Roman" style:font-size-complex="11pt"/>
    </style:style>
    <style:style style:name="P13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14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15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size-asian="11pt" style:font-size-complex="11pt"/>
    </style:style>
    <style:style style:name="P16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1e8901" style:font-size-asian="11pt" style:font-size-complex="11pt"/>
    </style:style>
    <style:style style:name="P17" style:family="paragraph" style:parent-style-name="gramatica">
      <style:paragraph-properties style:writing-mode="lr-tb"/>
      <style:text-properties style:font-name="Liberation Mono" fo:font-size="11pt" fo:language="eu" fo:country="ES" officeooo:paragraph-rsid="0032892d" style:font-size-asian="11pt" style:font-size-complex="11pt"/>
    </style:style>
    <style:style style:name="P18" style:family="paragraph" style:parent-style-name="gramatica">
      <style:paragraph-properties style:writing-mode="lr-tb"/>
      <style:text-properties style:font-name="Liberation Mono" fo:font-size="11pt" fo:language="eu" fo:country="ES" officeooo:paragraph-rsid="003f0bb9" style:font-size-asian="11pt" style:font-size-complex="11pt"/>
    </style:style>
    <style:style style:name="P19" style:family="paragraph" style:parent-style-name="gramatica">
      <style:paragraph-properties style:writing-mode="lr-tb"/>
      <style:text-properties style:font-name="Liberation Mono" fo:font-size="11pt" fo:language="eu" fo:country="ES" officeooo:paragraph-rsid="003f42c2" style:font-size-asian="11pt" style:font-size-complex="11pt"/>
    </style:style>
    <style:style style:name="P20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 Greek" style:font-size-complex="11pt"/>
    </style:style>
    <style:style style:name="P21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size-asian="11pt" style:font-name-complex="Times New Roman Greek" style:font-size-complex="11pt"/>
    </style:style>
    <style:style style:name="P22" style:family="paragraph" style:parent-style-name="gramatica">
      <style:paragraph-properties style:writing-mode="lr-tb"/>
      <style:text-properties style:font-name="Liberation Mono" fo:font-size="11pt" fo:language="eu" fo:country="ES" officeooo:rsid="001b2eb1" officeooo:paragraph-rsid="003d6f35" style:font-size-asian="11pt" style:font-name-complex="Times New Roman Greek" style:font-size-complex="11pt"/>
    </style:style>
    <style:style style:name="P23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name-asian="Times New Roman" style:font-size-asian="11pt" style:language-asian="zxx" style:country-asian="none" style:font-name-complex="Times New Roman" style:font-size-complex="11pt"/>
    </style:style>
    <style:style style:name="P24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name-asian="Times New Roman" style:font-size-asian="11pt" style:language-asian="zxx" style:country-asian="none" style:font-name-complex="Times New Roman" style:font-size-complex="11pt"/>
    </style:style>
    <style:style style:name="P25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b2eb1" officeooo:paragraph-rsid="001b2eb1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P26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d6756" officeooo:paragraph-rsid="001d6756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P27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b2eb1" officeooo:paragraph-rsid="001d6756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8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355423" officeooo:paragraph-rsid="00355423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9" style:family="paragraph" style:parent-style-name="gramatica">
      <style:paragraph-properties style:writing-mode="lr-tb">
        <style:tab-stops>
          <style:tab-stop style:position="1.87cm"/>
          <style:tab-stop style:position="11.938cm"/>
          <style:tab-stop style:position="16.191cm"/>
        </style:tab-stops>
      </style:paragraph-properties>
      <style:text-properties style:font-name="Liberation Mono" fo:font-size="11pt" fo:language="eu" fo:country="ES" fo:font-weight="bold" officeooo:rsid="00355423" officeooo:paragraph-rsid="00355423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30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3ae456" officeooo:paragraph-rsid="003ae456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31" style:family="paragraph" style:parent-style-name="gramatica">
      <style:paragraph-properties fo:break-before="page" style:writing-mode="lr-tb"/>
      <style:text-properties style:font-name="Liberation Mono" fo:font-size="11pt" fo:language="eu" fo:country="ES" fo:font-weight="bold" officeooo:rsid="001d6756" officeooo:paragraph-rsid="001d6756" style:font-name-asian="Times New Roman" style:font-size-asian="11pt" style:language-asian="zxx" style:country-asian="none" style:font-weight-asian="bold" style:font-name-complex="Times New Roman" style:font-size-complex="11pt" style:font-weight-complex="bold"/>
    </style:style>
    <style:style style:name="P32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49d678" officeooo:paragraph-rsid="001d6756" style:font-size-asian="11pt" style:font-name-complex="Times New Roman" style:font-size-complex="11pt" style:font-weight-complex="bold"/>
    </style:style>
    <style:style style:name="P33" style:family="paragraph" style:parent-style-name="gramatica">
      <style:paragraph-properties style:writing-mode="lr-tb"/>
      <style:text-properties style:font-name="Liberation Mono" fo:font-size="11pt" fo:language="eu" fo:country="ES" fo:font-weight="normal" officeooo:rsid="001d6756" officeooo:paragraph-rsid="001d6756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34" style:family="paragraph" style:parent-style-name="gramatica">
      <style:paragraph-properties style:writing-mode="lr-tb"/>
      <style:text-properties style:font-name="Liberation Mono" fo:font-size="11pt" fo:language="eu" fo:country="ES" fo:font-weight="normal" officeooo:rsid="002df73c" officeooo:paragraph-rsid="002df73c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35" style:family="paragraph" style:parent-style-name="Standard">
      <style:text-properties officeooo:paragraph-rsid="001b2eb1"/>
    </style:style>
    <style:style style:name="P36" style:family="paragraph" style:parent-style-name="gramatica">
      <style:paragraph-properties fo:margin-top="0.199cm" fo:margin-bottom="0cm" style:contextual-spacing="false" fo:text-align="justify" style:justify-single-word="false"/>
      <style:text-properties fo:color="#0000ff" loext:opacity="100%" style:text-outline="false" style:text-line-through-style="none" style:text-line-through-type="none" style:font-name="Liberation Serif" fo:font-size="12pt" fo:language="es" fo:country="ES" fo:font-style="italic" fo:text-shadow="none" style:text-underline-style="none" fo:font-weight="normal" officeooo:rsid="0005a323" officeooo:paragraph-rsid="001d6756" style:font-name-asian="Lohit Hindi" style:font-size-asian="12pt" style:language-asian="zxx" style:country-asian="none" style:font-style-asian="italic" style:font-weight-asian="normal" style:font-name-complex="Lohit Hindi" style:font-size-complex="12pt" style:font-style-complex="italic" style:font-weight-complex="normal" style:text-emphasize="none" style:text-overline-style="none" style:text-overline-color="font-color"/>
    </style:style>
    <style:style style:name="P37" style:family="paragraph" style:parent-style-name="gramatica">
      <style:paragraph-properties fo:margin-left="0cm" fo:margin-right="0.035cm" fo:text-indent="0cm" style:auto-text-indent="false" style:writing-mode="lr-tb"/>
      <style:text-properties fo:color="#0000ff" loext:opacity="100%" style:font-name="Liberation Serif" fo:font-size="11pt" fo:language="es" fo:country="ES" fo:font-weight="normal" officeooo:rsid="001e8901" officeooo:paragraph-rsid="001e8901" style:font-size-asian="11pt" style:font-weight-asian="normal" style:font-size-complex="11pt" style:font-weight-complex="normal"/>
    </style:style>
    <style:style style:name="P38" style:family="paragraph" style:parent-style-name="gramatica">
      <style:paragraph-properties fo:margin-left="0cm" fo:margin-right="0.035cm" fo:text-indent="0cm" style:auto-text-indent="false" style:writing-mode="lr-tb"/>
      <style:text-properties fo:color="#0000ff" loext:opacity="100%" style:font-name="Liberation Serif" fo:font-size="11pt" fo:language="es" fo:country="ES" fo:font-weight="normal" officeooo:rsid="001e8901" officeooo:paragraph-rsid="003f42c2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39" style:family="paragraph" style:parent-style-name="gramatica">
      <style:paragraph-properties fo:margin-left="0cm" fo:margin-right="0.035cm" fo:text-indent="0cm" style:auto-text-indent="false" style:writing-mode="lr-tb"/>
      <style:text-properties fo:color="#0000ff" loext:opacity="100%" style:font-name="Liberation Serif" fo:font-size="11pt" fo:language="es" fo:country="ES" fo:font-weight="normal" officeooo:rsid="001e8901" officeooo:paragraph-rsid="004296ed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40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41" style:family="paragraph" style:parent-style-name="gramatica">
      <style:paragraph-properties style:writing-mode="lr-tb"/>
      <style:text-properties style:font-name="Liberation Mono" fo:font-size="11pt" fo:language="eu" fo:country="ES" officeooo:paragraph-rsid="00423ad7" style:font-size-asian="11pt" style:font-size-complex="11pt"/>
    </style:style>
    <style:style style:name="P42" style:family="paragraph" style:parent-style-name="gramatica">
      <style:paragraph-properties style:writing-mode="lr-tb"/>
      <style:text-properties style:font-name="Liberation Mono" fo:font-size="11pt" fo:language="eu" fo:country="ES" officeooo:paragraph-rsid="0042ddb5" style:font-size-asian="11pt" style:font-size-complex="11pt"/>
    </style:style>
    <style:style style:name="P43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 Greek" style:font-size-complex="11pt"/>
    </style:style>
    <style:style style:name="P44" style:family="paragraph" style:parent-style-name="gramatica">
      <style:paragraph-properties style:writing-mode="lr-tb"/>
      <style:text-properties style:font-name="Liberation Mono" fo:font-size="11pt" fo:language="eu" fo:country="ES" officeooo:rsid="001b2eb1" officeooo:paragraph-rsid="001b2eb1" style:font-size-asian="11pt" style:font-name-complex="Times New Roman Greek" style:font-size-complex="11pt"/>
    </style:style>
    <style:style style:name="P45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" style:font-size-complex="11pt"/>
    </style:style>
    <style:style style:name="P46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49d678" officeooo:paragraph-rsid="001b2eb1" style:font-size-asian="11pt" style:font-name-complex="Times New Roman" style:font-size-complex="11pt" style:font-weight-complex="bold"/>
    </style:style>
    <style:style style:name="T1" style:family="text">
      <style:text-properties officeooo:rsid="001b2eb1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officeooo:rsid="0049d678" style:font-weight-complex="bold"/>
    </style:style>
    <style:style style:name="T4" style:family="text">
      <style:text-properties fo:font-weight="bold" officeooo:rsid="001b2eb1" style:font-weight-complex="bold"/>
    </style:style>
    <style:style style:name="T5" style:family="text">
      <style:text-properties fo:font-weight="bold" officeooo:rsid="003f0bb9" style:font-weight-complex="bold"/>
    </style:style>
    <style:style style:name="T6" style:family="text">
      <style:text-properties fo:font-weight="bold" officeooo:rsid="00423ad7" style:font-weight-complex="bold"/>
    </style:style>
    <style:style style:name="T7" style:family="text">
      <style:text-properties fo:font-weight="bold" officeooo:rsid="001b2eb1" style:font-name-asian="Times New Roman" style:language-asian="zxx" style:country-asian="none" style:font-weight-asian="bold" style:font-weight-complex="bold"/>
    </style:style>
    <style:style style:name="T8" style:family="text">
      <style:text-properties fo:font-weight="bold" officeooo:rsid="00308a8b" style:font-name-asian="Times New Roman" style:language-asian="zxx" style:country-asian="none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9d678" style:font-weight-asian="bold" style:font-weight-complex="bold"/>
    </style:style>
    <style:style style:name="T11" style:family="text">
      <style:text-properties fo:font-weight="bold" officeooo:rsid="001b2eb1" style:font-weight-asian="bold" style:font-weight-complex="bold"/>
    </style:style>
    <style:style style:name="T12" style:family="text">
      <style:text-properties fo:font-weight="bold" officeooo:rsid="00535552" style:font-weight-asian="bold" style:font-weight-complex="bold"/>
    </style:style>
    <style:style style:name="T13" style:family="text">
      <style:text-properties fo:font-weight="bold" officeooo:rsid="003f0bb9" style:font-weight-asian="bold" style:font-weight-complex="bold"/>
    </style:style>
    <style:style style:name="T14" style:family="text">
      <style:text-properties fo:font-weight="bold" officeooo:rsid="00423ad7" style:font-weight-asian="bold" style:font-weight-complex="bold"/>
    </style:style>
    <style:style style:name="T15" style:family="text">
      <style:text-properties fo:font-weight="bold" officeooo:rsid="004296ed" style:font-weight-asian="bold" style:font-weight-complex="bold"/>
    </style:style>
    <style:style style:name="T16" style:family="text">
      <style:text-properties fo:font-weight="bold" officeooo:rsid="00535552" style:font-weight-asian="bold" style:font-name-complex="Times New Roman" style:font-weight-complex="bold"/>
    </style:style>
    <style:style style:name="T17" style:family="text">
      <style:text-properties fo:font-weight="bold" officeooo:rsid="001b2eb1" style:font-weight-asian="bold" style:font-name-complex="Times New Roman Greek" style:font-weight-complex="bold"/>
    </style:style>
    <style:style style:name="T18" style:family="text">
      <style:text-properties fo:font-weight="bold" style:font-name-complex="Times New Roman" style:font-weight-complex="bold"/>
    </style:style>
    <style:style style:name="T19" style:family="text">
      <style:text-properties fo:font-weight="bold" officeooo:rsid="003f0bb9" style:font-name-complex="Times New Roman" style:font-weight-complex="bold"/>
    </style:style>
    <style:style style:name="T20" style:family="text">
      <style:text-properties fo:font-weight="bold" officeooo:rsid="001b2eb1" style:font-weight-asian="normal" style:font-weight-complex="bold"/>
    </style:style>
    <style:style style:name="T21" style:family="text">
      <style:text-properties style:font-name-asian="Times New Roman" style:language-asian="zxx" style:country-asian="none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fo:font-weight="normal" officeooo:rsid="0049d678" style:font-weight-asian="normal" style:font-weight-complex="normal"/>
    </style:style>
    <style:style style:name="T24" style:family="text">
      <style:text-properties fo:font-weight="normal" officeooo:rsid="001b2eb1" style:font-weight-asian="normal" style:font-weight-complex="normal"/>
    </style:style>
    <style:style style:name="T25" style:family="text">
      <style:text-properties fo:font-weight="normal" officeooo:rsid="00214e9d" style:font-weight-asian="normal" style:font-weight-complex="normal"/>
    </style:style>
    <style:style style:name="T26" style:family="text">
      <style:text-properties fo:font-weight="normal" officeooo:rsid="00423ad7" style:font-weight-asian="normal" style:font-weight-complex="normal"/>
    </style:style>
    <style:style style:name="T27" style:family="text">
      <style:text-properties fo:font-weight="normal" officeooo:rsid="00308a8b" style:font-name-asian="Times New Roman" style:language-asian="zxx" style:country-asian="none" style:font-weight-asian="normal" style:font-weight-complex="normal"/>
    </style:style>
    <style:style style:name="T28" style:family="text">
      <style:text-properties fo:font-weight="normal" officeooo:rsid="001b2eb1" style:font-name-asian="Times New Roman" style:language-asian="zxx" style:country-asian="none" style:font-weight-asian="normal" style:font-weight-complex="normal"/>
    </style:style>
    <style:style style:name="T29" style:family="text">
      <style:text-properties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30" style:family="text">
      <style:text-properties fo:font-weight="normal" style:font-weight-complex="normal"/>
    </style:style>
    <style:style style:name="T31" style:family="text">
      <style:text-properties fo:font-weight="normal" officeooo:rsid="00370590" style:font-name-complex="Times New Roman Greek" style:font-weight-complex="normal"/>
    </style:style>
    <style:style style:name="T32" style:family="text">
      <style:text-properties style:font-name-complex="Times New Roman Greek"/>
    </style:style>
    <style:style style:name="T33" style:family="text">
      <style:text-properties officeooo:rsid="001b2eb1" style:font-name-complex="Times New Roman Greek"/>
    </style:style>
    <style:style style:name="T34" style:family="text">
      <style:text-properties style:font-name-complex="Times New Roman"/>
    </style:style>
    <style:style style:name="T35" style:family="text">
      <style:text-properties officeooo:rsid="001b2eb1" style:font-name-complex="Times New Roman"/>
    </style:style>
    <style:style style:name="T36" style:family="text">
      <style:text-properties officeooo:rsid="00535552" style:font-name-complex="Times New Roman"/>
    </style:style>
    <style:style style:name="T37" style:family="text">
      <style:text-properties officeooo:rsid="002df73c" style:font-name-complex="Times New Roman"/>
    </style:style>
    <style:style style:name="T38" style:family="text">
      <style:text-properties fo:font-style="normal" fo:font-weight="bold" style:font-style-asian="normal" style:font-style-complex="normal" style:font-weight-complex="bold"/>
    </style:style>
    <style:style style:name="T39" style:family="text">
      <style:text-properties fo:font-style="normal" fo:font-weight="bold" officeooo:rsid="001b2eb1" style:font-style-asian="normal" style:font-style-complex="normal" style:font-weight-complex="bold"/>
    </style:style>
    <style:style style:name="T40" style:family="text">
      <style:text-properties officeooo:rsid="001d6756"/>
    </style:style>
    <style:style style:name="T41" style:family="text">
      <style:text-properties fo:color="#0000ff" loext:opacity="100%" style:font-name="Liberation Serif" fo:language="es" fo:country="ES"/>
    </style:style>
    <style:style style:name="T42" style:family="text">
      <style:text-properties fo:color="#0000ff" loext:opacity="100%" style:font-name="Liberation Serif" fo:language="es" fo:country="ES" fo:font-weight="normal" style:font-weight-asian="normal" style:font-weight-complex="normal"/>
    </style:style>
    <style:style style:name="T43" style:family="text">
      <style:text-properties fo:color="#0000ff" loext:opacity="100%" style:font-name="Liberation Serif" fo:language="es" fo:country="ES" fo:font-weight="normal" officeooo:rsid="0005a323" style:font-weight-asian="normal" style:font-weight-complex="normal"/>
    </style:style>
    <style:style style:name="T44" style:family="text">
      <style:text-properties fo:color="#0000ff" loext:opacity="100%" style:font-name="Liberation Serif" fo:language="es" fo:country="ES" fo:font-weight="normal" officeooo:rsid="000a48ea" style:font-weight-asian="normal" style:font-weight-complex="normal"/>
    </style:style>
    <style:style style:name="T45" style:family="text">
      <style:text-properties fo:color="#0000ff" loext:opacity="100%" style:font-name="Liberation Serif" fo:language="es" fo:country="ES" fo:font-weight="normal" officeooo:rsid="0006ac55" style:font-weight-asian="normal" style:font-weight-complex="normal"/>
    </style:style>
    <style:style style:name="T46" style:family="text">
      <style:text-properties fo:color="#0000ff" loext:opacity="100%" style:font-name="Liberation Serif" fo:language="es" fo:country="ES" fo:font-weight="normal" officeooo:rsid="001e8901" style:font-weight-asian="normal" style:font-weight-complex="normal"/>
    </style:style>
    <style:style style:name="T47" style:family="text">
      <style:text-properties fo:color="#0000ff" loext:opacity="100%" style:font-name="Liberation Serif" fo:language="es" fo:country="ES" fo:font-weight="normal" officeooo:rsid="0028d66a" style:font-weight-asian="normal" style:font-weight-complex="normal"/>
    </style:style>
    <style:style style:name="T48" style:family="text">
      <style:text-properties fo:color="#0000ff" loext:opacity="100%" style:font-name="Liberation Serif" fo:language="es" fo:country="ES" fo:font-weight="normal" officeooo:rsid="0035e0e7" style:font-weight-asian="normal" style:font-weight-complex="normal"/>
    </style:style>
    <style:style style:name="T49" style:family="text">
      <style:text-properties fo:color="#0000ff" loext:opacity="100%" style:font-name="Liberation Serif" fo:language="es" fo:country="ES" fo:font-weight="normal" officeooo:rsid="001b2eb1" style:font-weight-asian="normal" style:font-weight-complex="normal"/>
    </style:style>
    <style:style style:name="T50" style:family="text">
      <style:text-properties fo:color="#0000ff" loext:opacity="100%" style:font-name="Liberation Serif" fo:language="es" fo:country="ES" fo:font-weight="normal" officeooo:rsid="003f0bb9" style:font-weight-asian="normal" style:font-weight-complex="normal"/>
    </style:style>
    <style:style style:name="T51" style:family="text">
      <style:text-properties fo:color="#0000ff" loext:opacity="100%" style:font-name="Liberation Serif" fo:language="es" fo:country="ES" fo:font-weight="normal" style:font-weight-asian="normal" style:font-name-complex="Times New Roman" style:font-weight-complex="normal"/>
    </style:style>
    <style:style style:name="T52" style:family="text">
      <style:text-properties fo:color="#0000ff" loext:opacity="100%" style:font-name="Liberation Serif" fo:language="es" fo:country="ES" fo:font-weight="normal" officeooo:rsid="0035e0e7" style:font-weight-asian="normal" style:font-name-complex="Times New Roman" style:font-weight-complex="normal"/>
    </style:style>
    <style:style style:name="T53" style:family="text">
      <style:text-properties fo:color="#0000ff" loext:opacity="100%" style:font-name="Liberation Serif" fo:language="es" fo:country="ES" fo:font-weight="normal" officeooo:rsid="003f0bb9" style:font-weight-asian="normal" style:font-name-complex="Times New Roman" style:font-weight-complex="normal"/>
    </style:style>
    <style:style style:name="T54" style:family="text">
      <style:text-properties fo:color="#0000ff" loext:opacity="100%" style:font-name="Liberation Serif" fo:language="es" fo:country="ES" fo:font-weight="normal" officeooo:rsid="001e8901" style:font-weight-asian="normal" style:font-name-complex="Times New Roman" style:font-weight-complex="normal"/>
    </style:style>
    <style:style style:name="T55" style:family="text">
      <style:text-properties fo:color="#0000ff" loext:opacity="100%" style:font-name="Liberation Serif" fo:language="es" fo:country="ES" fo:font-weight="normal" fo:background-color="transparent" loext:char-shading-value="0" style:font-name-asian="Times New Roman" style:language-asian="zxx" style:country-asian="none" style:font-weight-asian="normal" style:font-weight-complex="normal"/>
    </style:style>
    <style:style style:name="T56" style:family="text">
      <style:text-properties fo:color="#0000ff" loext:opacity="100%" style:font-name="Liberation Serif" fo:language="es" fo:country="ES" fo:font-weight="normal" officeooo:rsid="000a48ea" fo:background-color="transparent" loext:char-shading-value="0" style:font-name-asian="Times New Roman" style:language-asian="zxx" style:country-asian="none" style:font-weight-asian="normal" style:font-weight-complex="normal"/>
    </style:style>
    <style:style style:name="T57" style:family="text">
      <style:text-properties fo:color="#0000ff" loext:opacity="100%" style:font-name="Liberation Serif" fo:language="es" fo:country="ES" fo:font-weight="normal" officeooo:rsid="0028d66a" fo:background-color="transparent" loext:char-shading-value="0" style:font-name-asian="Times New Roman" style:language-asian="zxx" style:country-asian="none" style:font-weight-asian="normal" style:font-weight-complex="normal"/>
    </style:style>
    <style:style style:name="T58" style:family="text">
      <style:text-properties fo:color="#0000ff" loext:opacity="100%" style:font-name="Liberation Serif" fo:language="es" fo:country="ES" fo:font-weight="normal" style:font-name-complex="Times New Roman Greek" style:font-weight-complex="normal"/>
    </style:style>
    <style:style style:name="T59" style:family="text">
      <style:text-properties fo:color="#0000ff" loext:opacity="100%" style:font-name="Liberation Serif" fo:language="es" fo:country="ES" fo:font-weight="normal" officeooo:rsid="00370590" style:font-name-complex="Times New Roman Greek" style:font-weight-complex="normal"/>
    </style:style>
    <style:style style:name="T60" style:family="text">
      <style:text-properties fo:color="#0000ff" loext:opacity="100%" style:font-name="Liberation Serif" fo:language="es" fo:country="ES"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61" style:family="text">
      <style:text-properties fo:color="#0000ff" loext:opacity="100%" style:font-name="Liberation Serif" fo:language="es" fo:country="ES" fo:font-weight="normal" officeooo:rsid="001e8901" style:font-name-asian="Times New Roman" style:language-asian="zxx" style:country-asian="none" style:font-weight-asian="normal" style:font-name-complex="Times New Roman" style:font-weight-complex="normal"/>
    </style:style>
    <style:style style:name="T62" style:family="text">
      <style:text-properties fo:color="#0000ff" loext:opacity="100%" style:font-name="Liberation Serif" fo:language="es" fo:country="ES" fo:font-weight="normal" officeooo:rsid="0042ddb5" style:font-name-asian="Times New Roman" style:language-asian="zxx" style:country-asian="none" style:font-weight-asian="normal" style:font-name-complex="Times New Roman" style:font-weight-complex="normal"/>
    </style:style>
    <style:style style:name="T63" style:family="text">
      <style:text-properties fo:color="#0000ff" loext:opacity="100%" style:font-name="Liberation Serif" fo:language="es" fo:country="ES" fo:font-weight="normal" officeooo:rsid="00370590" style:font-name-asian="Times New Roman" style:language-asian="zxx" style:country-asian="none" style:font-weight-asian="normal" style:font-name-complex="Times New Roman Greek" style:font-weight-complex="normal"/>
    </style:style>
    <style:style style:name="T64" style:family="text">
      <style:text-properties fo:color="#0000ff" loext:opacity="100%" style:font-name="Liberation Serif" fo:language="es" fo:country="ES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0000ff" loext:opacity="100%" style:font-name="Liberation Serif" fo:language="es" fo:country="ES" fo:font-style="normal" fo:font-weight="normal" officeooo:rsid="0035e0e7" style:font-style-asian="normal" style:font-weight-asian="normal" style:font-style-complex="normal" style:font-weight-complex="normal"/>
    </style:style>
    <style:style style:name="T66" style:family="text">
      <style:text-properties fo:color="#0000ff" loext:opacity="100%" style:font-name="Liberation Serif" fo:language="es" fo:country="ES" fo:font-style="normal" fo:font-weight="normal" officeooo:rsid="0038ff9b" style:font-style-asian="normal" style:font-weight-asian="normal" style:font-style-complex="normal" style:font-weight-complex="normal"/>
    </style:style>
    <style:style style:name="T67" style:family="text">
      <style:text-properties fo:color="#0000ff" loext:opacity="100%" style:font-name="Liberation Serif" fo:language="es" fo:country="ES" fo:font-style="normal" fo:font-weight="normal" officeooo:rsid="001b2eb1" style:font-style-asian="normal" style:font-weight-asian="normal" style:font-style-complex="normal" style:font-weight-complex="normal"/>
    </style:style>
    <style:style style:name="T68" style:family="text">
      <style:text-properties fo:color="#0000ff" loext:opacity="100%" style:font-name="Liberation Serif" fo:language="es" fo:country="ES" fo:font-style="normal" fo:font-weight="normal" officeooo:rsid="0049d678" style:font-style-asian="normal" style:font-weight-asian="normal" style:font-style-complex="normal" style:font-weight-complex="normal"/>
    </style:style>
    <style:style style:name="T69" style:family="text">
      <style:text-properties fo:color="#0000ff" loext:opacity="100%" style:font-name="Liberation Serif" fo:language="es" fo:country="ES" fo:font-style="normal" fo:font-weight="normal" officeooo:rsid="003f0bb9" style:font-style-asian="normal" style:font-weight-asian="normal" style:font-style-complex="normal" style:font-weight-complex="normal"/>
    </style:style>
    <style:style style:name="T70" style:family="text">
      <style:text-properties fo:color="#0000ff" loext:opacity="100%" style:font-name="Liberation Serif" fo:language="es" fo:country="ES" fo:font-style="normal" fo:font-weight="normal" officeooo:rsid="001e8901" style:font-style-asian="normal" style:font-weight-asian="normal" style:font-style-complex="normal" style:font-weight-complex="normal"/>
    </style:style>
    <style:style style:name="T71" style:family="text">
      <style:text-properties fo:color="#0000ff" loext:opacity="100%" style:font-name="Liberation Serif" fo:language="es" fo:country="ES" fo:font-style="normal" fo:font-weight="normal" style:font-style-asian="normal" style:font-weight-asian="normal" style:font-name-complex="Times New Roman" style:font-style-complex="normal" style:font-weight-complex="normal"/>
    </style:style>
    <style:style style:name="T72" style:family="text">
      <style:text-properties fo:color="#0000ff" loext:opacity="100%" style:font-name="Liberation Serif" fo:language="es" fo:country="ES" fo:font-style="normal" fo:font-weight="normal" officeooo:rsid="0035e0e7" style:font-style-asian="normal" style:font-weight-asian="normal" style:font-name-complex="Times New Roman" style:font-style-complex="normal" style:font-weight-complex="normal"/>
    </style:style>
    <style:style style:name="T73" style:family="text">
      <style:text-properties fo:color="#0000ff" loext:opacity="100%" style:font-name="Liberation Serif" fo:language="es" fo:country="ES" fo:font-style="normal" fo:font-weight="normal" officeooo:rsid="003f0bb9" style:font-style-asian="normal" style:font-weight-asian="normal" style:font-name-complex="Times New Roman" style:font-style-complex="normal" style:font-weight-complex="normal"/>
    </style:style>
    <style:style style:name="T74" style:family="text">
      <style:text-properties fo:color="#0000ff" loext:opacity="100%" style:font-name="Liberation Serif" fo:language="es" fo:country="ES" fo:font-style="normal" fo:font-weight="bold" officeooo:rsid="0035e0e7" style:font-style-asian="normal" style:font-weight-asian="bold" style:font-style-complex="normal" style:font-weight-complex="bold"/>
    </style:style>
    <style:style style:name="T75" style:family="text">
      <style:text-properties fo:color="#0000ff" loext:opacity="100%" style:font-name="Liberation Serif" fo:language="es" fo:country="ES" fo:font-style="normal" fo:font-weight="bold" officeooo:rsid="0038ff9b" style:font-style-asian="normal" style:font-weight-asian="bold" style:font-style-complex="normal" style:font-weight-complex="bold"/>
    </style:style>
    <style:style style:name="T76" style:family="text">
      <style:text-properties fo:color="#0000ff" loext:opacity="100%" style:font-name="Liberation Serif" fo:language="es" fo:country="ES" fo:font-weight="bold" officeooo:rsid="001e8901" style:font-weight-asian="bold" style:font-weight-complex="bold"/>
    </style:style>
    <style:style style:name="T77" style:family="text">
      <style:text-properties fo:color="#0000ff" loext:opacity="100%" style:text-position="sub 58%" style:font-name="Liberation Serif" fo:language="es" fo:country="ES" fo:font-weight="normal" officeooo:rsid="0035e0e7" style:font-weight-asian="normal" style:font-weight-complex="normal"/>
    </style:style>
    <style:style style:name="T78" style:family="text">
      <style:text-properties fo:color="#0000ff" loext:opacity="100%" style:text-position="sub 58%" style:font-name="Liberation Serif" fo:language="es" fo:country="ES" fo:font-weight="normal" officeooo:rsid="0042ddb5" style:font-name-asian="Times New Roman" style:language-asian="zxx" style:country-asian="none" style:font-weight-asian="normal" style:font-name-complex="Times New Roman" style:font-weight-complex="normal"/>
    </style:style>
    <style:style style:name="T79" style:family="text">
      <style:text-properties fo:color="#0000ff" loext:opacity="100%" style:text-position="sub 58%" style:font-name="Liberation Serif" fo:language="es" fo:country="ES" fo:font-style="normal" fo:font-weight="normal" officeooo:rsid="003f0bb9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color="#0000ff" loext:opacity="100%"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81" style:family="text">
      <style:text-properties fo:font-style="italic" style:font-name-asian="Arial" style:font-style-asian="italic" style:font-name-complex="Arial" style:font-style-complex="italic"/>
    </style:style>
    <style:style style:name="T82" style:family="text">
      <style:text-properties fo:font-style="italic" officeooo:rsid="0005a323" style:font-name-asian="Arial" style:font-style-asian="italic" style:font-name-complex="Arial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officeooo:rsid="0005a323"/>
    </style:style>
    <style:style style:name="T85" style:family="text">
      <style:text-properties officeooo:rsid="00210698"/>
    </style:style>
    <style:style style:name="T86" style:family="text">
      <style:text-properties officeooo:rsid="00214e9d"/>
    </style:style>
    <style:style style:name="T87" style:family="text">
      <style:text-properties fo:color="#ce181e" loext:opacity="100%" fo:font-weight="bold" style:font-weight-asian="bold" style:font-weight-complex="bold"/>
    </style:style>
    <style:style style:name="T88" style:family="text">
      <style:text-properties fo:color="#3333ff" loext:opacity="100%" fo:font-weight="bold" style:font-weight-asian="bold" style:font-weight-complex="bold"/>
    </style:style>
    <style:style style:name="T89" style:family="text">
      <style:text-properties style:font-name="Liberation Mono" fo:font-size="14pt" fo:font-weight="bold" officeooo:rsid="001b2eb1" style:font-size-asian="14pt" style:font-weight-asian="bold" style:font-size-complex="14pt" style:font-weight-complex="bold"/>
    </style:style>
    <style:style style:name="T90" style:family="text">
      <style:text-properties style:font-name="Liberation Mono" fo:font-size="14pt" fo:font-weight="bold" officeooo:rsid="0027517c" fo:background-color="#ffff00" loext:char-shading-value="0" style:font-size-asian="14pt" style:font-weight-asian="bold" style:font-size-complex="14pt" style:font-weight-complex="bold"/>
    </style:style>
    <style:style style:name="T91" style:family="text">
      <style:text-properties officeooo:rsid="00292ce9"/>
    </style:style>
    <style:style style:name="T92" style:family="text">
      <style:text-properties style:font-name="OpenSymbol1" officeooo:rsid="002df73c" style:font-name-complex="Times New Roman"/>
    </style:style>
    <style:style style:name="T93" style:family="text">
      <style:text-properties style:font-name="OpenSymbol1" officeooo:rsid="00370590" style:font-name-complex="Times New Roman Greek"/>
    </style:style>
    <style:style style:name="T94" style:family="text">
      <style:text-properties officeooo:rsid="0032892d"/>
    </style:style>
    <style:style style:name="T95" style:family="text">
      <style:text-properties officeooo:rsid="00535552"/>
    </style:style>
    <style:style style:name="T96" style:family="text">
      <style:text-properties officeooo:rsid="00370590"/>
    </style:style>
    <style:style style:name="T97" style:family="text">
      <style:text-properties fo:color="#c9211e" loext:opacity="100%"/>
    </style:style>
    <style:style style:name="T98" style:family="text">
      <style:text-properties officeooo:rsid="003f0bb9"/>
    </style:style>
    <style:style style:name="T99" style:family="text">
      <style:text-properties fo:color="#ff0000" loext:opacity="100%" fo:font-weight="normal" officeooo:rsid="003f0bb9" style:font-name-asian="Times New Roman" style:language-asian="zxx" style:country-asian="none" style:font-weight-asian="normal" style:font-name-complex="Times New Roman" style:font-weight-complex="normal"/>
    </style:style>
    <style:style style:name="T100" style:family="text">
      <style:text-properties fo:color="#ff0000" loext:opacity="100%" fo:font-weight="normal" officeooo:rsid="00423ad7" style:font-name-asian="Times New Roman" style:language-asian="zxx" style:country-asian="none" style:font-weight-asian="normal" style:font-name-complex="Times New Roman" style:font-weight-complex="normal"/>
    </style:style>
    <style:style style:name="T101" style:family="text">
      <style:text-properties fo:color="#ff0000" loext:opacity="100%" fo:font-weight="bold" officeooo:rsid="003f0bb9" style:font-name-asian="Times New Roman" style:language-asian="zxx" style:country-asian="none" style:font-name-complex="Times New Roman" style:font-weight-complex="bold"/>
    </style:style>
    <style:style style:name="T102" style:family="text">
      <style:text-properties fo:color="#ff0000" loext:opacity="100%" fo:font-weight="bold" officeooo:rsid="00423ad7" style:font-name-asian="Times New Roman" style:language-asian="zxx" style:country-asian="none" style:font-name-complex="Times New Roman" style:font-weight-complex="bold"/>
    </style:style>
    <style:style style:name="T103" style:family="text">
      <style:text-properties fo:color="#ff0000" loext:opacity="100%" fo:font-weight="bold" officeooo:rsid="00423ad7" style:font-name-asian="Times New Roman" style:language-asian="zxx" style:country-asian="none" style:font-weight-asian="bold" style:font-name-complex="Times New Roman" style:font-weight-complex="bold"/>
    </style:style>
    <style:style style:name="T104" style:family="text">
      <style:text-properties fo:color="#ff0000" loext:opacity="100%" style:font-name="Liberation Serif" fo:language="es" fo:country="ES" fo:font-weight="normal" style:font-weight-asian="normal" style:font-weight-complex="normal"/>
    </style:style>
    <style:style style:name="T105" style:family="text">
      <style:text-properties fo:color="#ff0000" loext:opacity="100%" style:font-name="Liberation Serif" fo:language="es" fo:country="ES" fo:font-weight="normal" officeooo:rsid="0035e0e7" style:font-weight-asian="normal" style:font-weight-complex="normal"/>
    </style:style>
    <style:style style:name="T106" style:family="text">
      <style:text-properties fo:color="#ff0000" loext:opacity="100%" style:font-name="Liberation Serif" fo:language="es" fo:country="ES" fo:font-weight="normal" officeooo:rsid="00370590" style:font-weight-asian="normal" style:font-weight-complex="normal"/>
    </style:style>
    <style:style style:name="T107" style:family="text">
      <style:text-properties fo:color="#ff0000" loext:opacity="100%" style:font-name="Liberation Serif" fo:language="es" fo:country="ES" fo:font-weight="normal" officeooo:rsid="00423ad7" style:font-weight-asian="normal" style:font-weight-complex="normal"/>
    </style:style>
    <style:style style:name="T108" style:family="text">
      <style:text-properties fo:color="#ff0000" loext:opacity="100%" style:font-name="Liberation Serif" fo:language="es" fo:country="ES" fo:font-weight="normal" officeooo:rsid="001e8901" style:font-weight-asian="normal" style:font-weight-complex="normal"/>
    </style:style>
    <style:style style:name="T109" style:family="text">
      <style:text-properties fo:color="#ff0000" loext:opacity="100%" style:font-name="Liberation Serif" fo:language="es" fo:country="ES" fo:font-weight="normal" officeooo:rsid="001e8901" style:font-weight-asian="normal" style:font-name-complex="Times New Roman" style:font-weight-complex="normal"/>
    </style:style>
    <style:style style:name="T110" style:family="text">
      <style:text-properties fo:color="#ff0000" loext:opacity="100%" style:font-name="Liberation Serif" fo:language="es" fo:country="ES" fo:font-weight="normal" officeooo:rsid="0035e0e7" style:font-weight-asian="normal" style:font-name-complex="Times New Roman" style:font-weight-complex="normal"/>
    </style:style>
    <style:style style:name="T111" style:family="text">
      <style:text-properties fo:color="#ff0000" loext:opacity="100%" style:font-name="Liberation Serif" fo:language="es" fo:country="ES" fo:font-weight="normal" officeooo:rsid="00370590" style:font-weight-asian="normal" style:font-name-complex="Times New Roman" style:font-weight-complex="normal"/>
    </style:style>
    <style:style style:name="T112" style:family="text">
      <style:text-properties fo:color="#ff0000" loext:opacity="100%" style:font-name="Liberation Serif" fo:language="es" fo:country="ES" fo:font-weight="normal" officeooo:rsid="00423ad7" style:font-weight-asian="normal" style:font-name-complex="Times New Roman" style:font-weight-complex="normal"/>
    </style:style>
    <style:style style:name="T113" style:family="text">
      <style:text-properties fo:color="#ff0000" loext:opacity="100%" style:font-name="Liberation Serif" fo:language="es" fo:country="ES" fo:font-weight="normal" style:font-name-complex="Times New Roman Greek" style:font-weight-complex="normal"/>
    </style:style>
    <style:style style:name="T114" style:family="text">
      <style:text-properties fo:color="#ff0000" loext:opacity="100%" style:font-name="Liberation Serif" fo:language="es" fo:country="ES" fo:font-weight="normal" officeooo:rsid="0035e0e7" style:font-name-complex="Times New Roman Greek" style:font-weight-complex="normal"/>
    </style:style>
    <style:style style:name="T115" style:family="text">
      <style:text-properties fo:color="#ff0000" loext:opacity="100%" style:font-name="Liberation Serif" fo:language="es" fo:country="ES" fo:font-weight="normal" officeooo:rsid="003e1c91" style:font-name-complex="Times New Roman Greek" style:font-weight-complex="normal"/>
    </style:style>
    <style:style style:name="T116" style:family="text">
      <style:text-properties fo:color="#ff0000" loext:opacity="100%" style:font-name="Liberation Serif" fo:language="es" fo:country="ES" fo:font-weight="normal" officeooo:rsid="0035e0e7" style:font-name-asian="Times New Roman" style:language-asian="zxx" style:country-asian="none" style:font-weight-asian="normal" style:font-name-complex="Times New Roman Greek" style:font-weight-complex="normal"/>
    </style:style>
    <style:style style:name="T117" style:family="text">
      <style:text-properties fo:color="#ff0000" loext:opacity="100%" style:font-name="Liberation Serif" fo:language="es" fo:country="ES" fo:font-weight="normal" officeooo:rsid="003ae456" style:font-name-asian="Times New Roman" style:language-asian="zxx" style:country-asian="none" style:font-weight-asian="normal" style:font-name-complex="Times New Roman Greek" style:font-weight-complex="normal"/>
    </style:style>
    <style:style style:name="T118" style:family="text">
      <style:text-properties fo:color="#ff0000" loext:opacity="100%" style:font-name="Liberation Serif" fo:language="es" fo:country="ES" fo:font-weight="normal" officeooo:rsid="003e1c91" style:font-name-asian="Times New Roman" style:language-asian="zxx" style:country-asian="none" style:font-weight-asian="normal" style:font-name-complex="Times New Roman Greek" style:font-weight-complex="normal"/>
    </style:style>
    <style:style style:name="T119" style:family="text">
      <style:text-properties fo:color="#ff0000" loext:opacity="100%" style:font-name="Liberation Serif" fo:language="es" fo:country="ES" fo:font-style="normal" fo:font-weight="normal" officeooo:rsid="0035e0e7" style:font-style-asian="normal" style:font-weight-asian="normal" style:font-style-complex="normal" style:font-weight-complex="normal"/>
    </style:style>
    <style:style style:name="T120" style:family="text">
      <style:text-properties fo:color="#ff0000" loext:opacity="100%" style:font-name="Liberation Serif" fo:language="es" fo:country="ES" fo:font-style="normal" fo:font-weight="normal" officeooo:rsid="0038ff9b" style:font-style-asian="normal" style:font-weight-asian="normal" style:font-style-complex="normal" style:font-weight-complex="normal"/>
    </style:style>
    <style:style style:name="T121" style:family="text">
      <style:text-properties fo:color="#ff0000" loext:opacity="100%" style:font-name="Liberation Serif" fo:language="es" fo:country="ES" fo:font-style="normal" fo:font-weight="normal" officeooo:rsid="00423ad7" style:font-style-asian="normal" style:font-weight-asian="normal" style:font-style-complex="normal" style:font-weight-complex="normal"/>
    </style:style>
    <style:style style:name="T122" style:family="text">
      <style:text-properties officeooo:rsid="003f42c2"/>
    </style:style>
    <style:style style:name="T123" style:family="text">
      <style:text-properties style:font-name-asian="Lohit Hindi" style:font-name-complex="Lohit Hindi"/>
    </style:style>
    <style:style style:name="T124" style:family="text">
      <style:text-properties officeooo:rsid="0005a323" style:font-name-asian="Lohit Hindi" style:font-name-complex="Lohit Hindi"/>
    </style:style>
    <style:style style:name="T125" style:family="text">
      <style:text-properties fo:language="es" fo:country="ES" officeooo:rsid="003f42c2" style:language-asian="zxx" style:country-asian="none"/>
    </style:style>
    <style:style style:name="T126" style:family="text">
      <style:text-properties fo:language="es" fo:country="ES" fo:font-style="normal" officeooo:rsid="003f42c2" style:font-name-asian="Times New Roman" style:language-asian="zxx" style:country-asian="none" style:font-style-asian="normal" style:font-name-complex="Times New Roman" style:font-style-complex="normal"/>
    </style:style>
    <style:style style:name="T127" style:family="text">
      <style:text-properties fo:language="es" fo:country="ES" officeooo:rsid="003f42c2" style:font-name-asian="Lohit Hindi" style:language-asian="zxx" style:country-asian="none" style:font-name-complex="Lohit Hindi"/>
    </style:style>
    <style:style style:name="T128" style:family="text">
      <style:text-properties officeooo:rsid="004296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89">Oinarrizko SZIE laborategia </text:span><text:span text:style-name="T90">(EZ DA PRAKTIKAKO LENGOAIA)</text:span></text:p>
      <text:p text:style-name="P7">GRAMATIKA:</text:p>
      <text:p text:style-name="P10"><text:span text:style-name="T91">main_prog</text:span> →<text:span text:style-name="T2"><text:tab/></text:span><text:span text:style-name="T5">func</text:span> <text:span text:style-name="T13">main ()</text:span><text:span text:style-name="T2"> </text:span><text:span text:style-name="T7">{</text:span><text:span text:style-name="T28"> stmts</text:span><text:span text:style-name="T21"> </text:span><text:span text:style-name="T8">}</text:span></text:p>
      <text:p text:style-name="P23"/>
      <text:p text:style-name="P44"/>
      <text:p text:style-name="P13"><text:span text:style-name="T35">decl</text:span><text:span text:style-name="T37">s</text:span><text:span text:style-name="T35"><text:tab/></text:span><text:span text:style-name="T34">→ <text:tab/></text:span><text:span text:style-name="T16">var</text:span><text:span text:style-name="T36"> </text:span><text:span text:style-name="T34">id</text:span><text:span text:style-name="T35">list</text:span><text:span text:style-name="T34"> </text:span><text:span text:style-name="T18">:</text:span><text:span text:style-name="T34"> </text:span><text:span text:style-name="T35">type</text:span><text:span text:style-name="T34"> </text:span><text:span text:style-name="T18">;</text:span><text:span text:style-name="T34"> </text:span><text:span text:style-name="T37">decls</text:span></text:p>
      <text:p text:style-name="P13"><text:span text:style-name="T37"><text:tab/><text:tab/><text:tab/>| </text:span><text:span text:style-name="T92">ξ</text:span></text:p>
      <text:p text:style-name="P20"/>
      <text:p text:style-name="P10"><text:span text:style-name="T1">type</text:span> <text:tab/>→ <text:s/><text:tab/><text:span text:style-name="T3">float </text:span>|<text:span text:style-name="T3"> integer</text:span></text:p>
      <text:p text:style-name="P46"/>
      <text:p text:style-name="P13">id<text:span text:style-name="T1">list</text:span> <text:tab/>→ <text:tab/><text:span text:style-name="T38">id</text:span></text:p>
      <text:p text:style-name="P13"><text:tab/><text:tab/><text:tab/><text:span text:style-name="T1">| idlist </text:span><text:span text:style-name="T2">,</text:span> <text:span text:style-name="T2">id</text:span> </text:p>
      <text:p text:style-name="P20"/>
      <text:p text:style-name="P13"><text:span text:style-name="T1">stmts<text:tab/></text:span>→ <text:tab/><text:span text:style-name="T1">stmt </text:span><text:span text:style-name="T11">;</text:span> </text:p>
      <text:p text:style-name="P13"><text:tab/><text:tab/><text:tab/>|<text:span text:style-name="T32"> </text:span><text:span text:style-name="T33">stmts stmt </text:span><text:span text:style-name="T17">;</text:span></text:p>
      <text:p text:style-name="P20"/>
      <text:p text:style-name="P14"><text:span text:style-name="T86">stmt</text:span><text:tab/>→ <text:tab/><text:span text:style-name="T11">id </text:span><text:span text:style-name="T9">=</text:span> expr </text:p>
      <text:p text:style-name="P17"><text:tab/><text:tab/><text:tab/>| <text:span text:style-name="T6">loop</text:span> <text:span text:style-name="T10">{</text:span><text:span text:style-name="T23"> s</text:span><text:span text:style-name="T25">tmts</text:span><text:span text:style-name="T23"> </text:span><text:span text:style-name="T10">}</text:span><text:span text:style-name="T29"> </text:span></text:p>
      <text:p text:style-name="P17"><text:span text:style-name="T29"><text:tab/><text:tab/><text:tab/></text:span><text:span text:style-name="T99">|</text:span><text:span text:style-name="T101"> </text:span><text:span text:style-name="T103">exit</text:span></text:p>
      <text:p text:style-name="P34"/>
      <text:p text:style-name="P18">expr → <text:tab/><text:tab/><text:tab/> <text:s/>expr <text:span text:style-name="T2">+</text:span> expr</text:p>
      <text:p text:style-name="P18"><text:tab/><text:tab/><text:tab/>| expr <text:span text:style-name="T2">–</text:span> expr</text:p>
      <text:p text:style-name="P18"><text:tab/><text:tab/><text:tab/><text:span text:style-name="T98">| </text:span>expr <text:span text:style-name="T2">*</text:span> expr</text:p>
      <text:p text:style-name="P18"><text:tab/><text:tab/><text:tab/>| expr <text:span text:style-name="T2">/ </text:span>expr</text:p>
      <text:p text:style-name="P13"><text:span text:style-name="T34"><text:tab/><text:tab/><text:tab/>| expr </text:span><text:span text:style-name="T18">&lt;</text:span><text:span text:style-name="T34"> expr</text:span></text:p>
      <text:p text:style-name="P18"><text:span text:style-name="T34"><text:tab/><text:tab/><text:tab/>| expr </text:span><text:span text:style-name="T18">&lt;</text:span><text:span text:style-name="T19">=</text:span><text:span text:style-name="T34"> expr</text:span></text:p>
      <text:p text:style-name="P18"><text:span text:style-name="T34"><text:tab/><text:tab/><text:tab/>| expr </text:span><text:span text:style-name="T18">&gt;</text:span><text:span text:style-name="T34"> expr</text:span></text:p>
      <text:p text:style-name="P18"><text:span text:style-name="T34"><text:tab/><text:tab/><text:tab/>| expr </text:span><text:span text:style-name="T18">&gt;</text:span><text:span text:style-name="T19">=</text:span><text:span text:style-name="T34"> expr</text:span></text:p>
      <text:p text:style-name="P13"><text:tab/><text:tab/><text:tab/>| <text:span text:style-name="T38">id</text:span></text:p>
      <text:p text:style-name="P13"><text:tab/><text:tab/><text:tab/>| <text:span text:style-name="T11">num_</text:span><text:span text:style-name="T39">integer</text:span></text:p>
      <text:p text:style-name="P13"><text:tab/><text:tab/><text:tab/>| <text:span text:style-name="T39">num_float</text:span></text:p>
      <text:p text:style-name="P13"><text:tab/><text:tab/><text:tab/></text:p>
      <text:p text:style-name="P25"/>
      <text:p text:style-name="P26">ATRIBUTUAK:</text:p>
      <text:p text:style-name="P33">Lexikoak:</text:p>
      <text:p text:style-name="P33"><text:s text:c="2"/><text:span text:style-name="T87">id.izena, num_integer.izena, num_float.izena</text:span>: dagokien karaktere katea</text:p>
      <text:p text:style-name="P33"/>
      <text:p text:style-name="P33">Sintetizatuak:</text:p>
      <text:p text:style-name="P33"><text:s text:c="2"/><text:span text:style-name="T88">expr.true, expr.false</text:span>: osatugabeko jauzien erreferentzia zerrenda</text:p>
      <text:p text:style-name="P33"><text:s text:c="2"/><text:span text:style-name="T88">expr.izena</text:span>: adierazpena kalkulatuta duen aldagai edo konstantearen</text:p>
      <text:p text:style-name="P33"><text:s text:c="14"/>karaktere katea.</text:p>
      <text:p text:style-name="P33"><text:s text:c="2"/></text:p>
      <text:p text:style-name="P33"/>
      <text:p text:style-name="P33"/>
      <text:p text:style-name="P31">ABSTRAKZIO FUNTZIONALAK:</text:p>
      <text:p text:style-name="P9">Kodea aldagai orokorra da eta ez da esplizitu jarriko parametroetan. <text:span text:style-name="T94">Praktikaren e</text:span>nuntziatuan definituta daude<text:span text:style-name="T94">n</text:span> <text:span text:style-name="T94">k</text:span>odeari dagozkion metodoak <text:span text:style-name="T94">ez dira hemen gehitu behar.</text:span></text:p>
      <text:p text:style-name="P5"><text:span text:style-name="T82">hasi_lista: osagaia</text:span><text:span text:style-name="T81"> </text:span><text:span text:style-name="T22">→</text:span><text:span text:style-name="T83"> lista</text:span></text:p>
      <text:p text:style-name="P2"><text:tab/><text:span text:style-name="T84">emandako osagaia bakarrik duen </text:span><text:span text:style-name="T122">lista</text:span><text:span text:style-name="T84"> bat sortu eta itzultzen du</text:span></text:p>
      <text:p text:style-name="P6"><text:span text:style-name="T125">gehitu_atzetik: lista x osagaia </text:span><text:span text:style-name="T126">→</text:span><text:span text:style-name="T127"> lista</text:span></text:p>
      <text:p text:style-name="P4"><text:span text:style-name="T123"><text:tab/></text:span><text:span text:style-name="T124">emandako </text:span><text:span text:style-name="T123">listan </text:span><text:span text:style-name="T124">osagaia </text:span><text:span text:style-name="T123">atzetik gehitu </text:span><text:span text:style-name="T124">eta </text:span><text:span text:style-name="T123">lista berria</text:span><text:span text:style-name="T124"> itzultzen du</text:span></text:p>
      <text:p text:style-name="P36"/>
      <text:p text:style-name="P36"/>
      <text:p text:style-name="P36"/>
      <text:p text:style-name="P8"><text:span text:style-name="T40">SZIE</text:span>:</text:p>
      <text:p text:style-name="P11"><text:span text:style-name="T91">mainprog</text:span> <text:tab/>→<text:tab/><text:span text:style-name="T13">func main ()</text:span><text:span text:style-name="T2"> <text:s/><text:tab/></text:span><text:span text:style-name="T42">{ </text:span><text:span text:style-name="T47">kodea_hasieratu(); </text:span><text:span text:style-name="T43">ag_gehitu</text:span><text:span text:style-name="T42">( prog ); }</text:span></text:p>
      <text:p text:style-name="P11"><text:span text:style-name="T20"><text:tab/><text:tab/><text:tab/></text:span><text:span text:style-name="T24">decls</text:span><text:span text:style-name="T27"> </text:span><text:span text:style-name="T7">{</text:span><text:span text:style-name="T28"> stmts</text:span><text:span text:style-name="T21"> </text:span><text:span text:style-name="T8">} ;</text:span><text:span text:style-name="T21"> <text:tab/></text:span><text:span text:style-name="T55">{ </text:span><text:span text:style-name="T56">ag_gehitu( </text:span><text:span text:style-name="T55">halt ); </text:span><text:span text:style-name="T57">kodea_idatzi();</text:span><text:span text:style-name="T55">}</text:span></text:p>
      <text:p text:style-name="P24"/>
      <text:p text:style-name="P12"><text:span text:style-name="T1">decls<text:tab/></text:span>→ <text:span text:style-name="T1"><text:s/></text:span><text:span text:style-name="T12">var</text:span><text:span text:style-name="T95"> </text:span><text:span text:style-name="T1">idlist </text:span><text:span text:style-name="T4">:</text:span><text:span text:style-name="T1"> type </text:span><text:span text:style-name="T4">; </text:span><text:span text:style-name="T1">decls</text:span></text:p>
      <text:p text:style-name="P22"><text:tab/><text:tab/><text:span text:style-name="T37"><text:tab/>| </text:span><text:span text:style-name="T92">ξ</text:span></text:p>
      <text:p text:style-name="P21"/>
      <text:p text:style-name="P12"><text:span text:style-name="T1">type</text:span> <text:tab/>→ <text:s/><text:tab/><text:span text:style-name="T3">float<text:tab/><text:tab/><text:tab/></text:span></text:p>
      <text:p text:style-name="P12"><text:span text:style-name="T3"><text:tab/><text:tab/><text:tab/></text:span>|<text:span text:style-name="T3"> integer<text:tab/><text:tab/></text:span></text:p>
      <text:p text:style-name="P32"/>
      <text:p text:style-name="P18">id<text:span text:style-name="T1">list</text:span> <text:tab/>→ <text:tab/><text:span text:style-name="T38">id<text:tab/><text:tab/><text:tab/><text:tab/><text:tab/></text:span></text:p>
      <text:p text:style-name="P18"><text:tab/><text:tab/><text:tab/><text:span text:style-name="T1">| idlist </text:span><text:span text:style-name="T4">,</text:span><text:span text:style-name="T1"> </text:span><text:span text:style-name="T4">id</text:span><text:span text:style-name="T2"><text:tab/></text:span></text:p>
      <text:p text:style-name="P21"/>
      <text:p text:style-name="P15"><text:span text:style-name="T1">stmts<text:tab/></text:span>→ <text:tab/><text:span text:style-name="T1">stmt </text:span><text:span text:style-name="T11">;</text:span> </text:p>
      <text:p text:style-name="P15"><text:tab/><text:tab/><text:tab/>|<text:span text:style-name="T32"> </text:span><text:span text:style-name="T33">stmts stmt </text:span><text:span text:style-name="T17">;</text:span></text:p>
      <text:p text:style-name="P21"/>
      <text:p text:style-name="P16"><text:span text:style-name="T85">stmt</text:span><text:tab/>→ <text:tab/><text:span text:style-name="T11">id </text:span><text:span text:style-name="T9">=</text:span> expr <text:span text:style-name="T2"><text:tab/><text:tab/></text:span><text:span text:style-name="T42">{ <text:s/></text:span><text:span text:style-name="T43">ag_gehitu</text:span><text:span text:style-name="T42">( </text:span><text:span text:style-name="T76">id</text:span><text:span text:style-name="T45">.izena ||</text:span><text:span text:style-name="T42"> := </text:span><text:span text:style-name="T44">|| </text:span><text:span text:style-name="T46">expr</text:span><text:span text:style-name="T44">.izena</text:span><text:span text:style-name="T42"> ); </text:span><text:span text:style-name="T46">}</text:span></text:p>
      <text:p text:style-name="P37"/>
      <text:p text:style-name="P42"><text:tab/><text:tab/><text:tab/>| <text:span text:style-name="T15">if</text:span><text:span text:style-name="T98"> </text:span><text:span text:style-name="T128">expr </text:span><text:span text:style-name="T122">M </text:span><text:span text:style-name="T10">{</text:span><text:span text:style-name="T23"> s</text:span><text:span text:style-name="T25">tmts</text:span><text:span text:style-name="T23"> </text:span><text:span text:style-name="T10">} </text:span><text:span text:style-name="T26">M</text:span><text:span text:style-name="T29"> </text:span></text:p>
      <text:p text:style-name="P42"><text:span text:style-name="T60"><text:tab/><text:tab/><text:tab/><text:tab/>{ </text:span><text:span text:style-name="T62">ag_osatu(expr.true, M</text:span><text:span text:style-name="T78">1</text:span><text:span text:style-name="T62">.erref); ag_osatu(expr.false, M</text:span><text:span text:style-name="T78">2</text:span><text:span text:style-name="T62">.erref); </text:span><text:span text:style-name="T118"><text:s/></text:span><text:span text:style-name="T61">}</text:span></text:p>
      <text:p text:style-name="P39"/>
      <text:p text:style-name="P19"><text:tab/><text:tab/><text:tab/>| <text:span text:style-name="T14">loop</text:span><text:span text:style-name="T98"> </text:span><text:span text:style-name="T122">M </text:span><text:span text:style-name="T10">{</text:span><text:span text:style-name="T23"> s</text:span><text:span text:style-name="T25">tmts</text:span><text:span text:style-name="T23"> </text:span><text:span text:style-name="T10">} </text:span><text:span text:style-name="T26">M</text:span><text:span text:style-name="T29"> </text:span><text:span text:style-name="T60">{ <text:s/></text:span><text:span text:style-name="T63"><text:s/></text:span><text:span text:style-name="T116">-- </text:span><text:span text:style-name="T117">klasean ikusitako</text:span><text:span text:style-name="T118">a </text:span><text:span text:style-name="T61">}</text:span></text:p>
      <text:p text:style-name="P38"/>
      <text:p text:style-name="P19"><text:span text:style-name="T80"><text:tab/><text:tab/><text:tab/></text:span><text:span text:style-name="T99">|</text:span><text:span text:style-name="T101"> </text:span><text:span text:style-name="T102">exit</text:span><text:span text:style-name="T41"><text:tab/><text:tab/></text:span></text:p>
      <text:p text:style-name="P3"><text:tab/><text:tab/><text:span text:style-name="T97"><text:tab/></text:span></text:p>
      <text:p text:style-name="P1"/>
      <text:p text:style-name="P18">expr <text:tab/>→ <text:tab/>expr <text:span text:style-name="T2">+</text:span> expr<text:tab/><text:tab/><text:span text:style-name="T42">{ </text:span><text:span text:style-name="T104">-- </text:span><text:span text:style-name="T107">aurreko eguneko berdina</text:span><text:span text:style-name="T42"> </text:span><text:span text:style-name="T46">}</text:span></text:p>
      <text:p text:style-name="P41"><text:tab/><text:tab/><text:tab/>| expr <text:span text:style-name="T2">–</text:span> expr<text:tab/><text:span text:style-name="T46">{ </text:span><text:span text:style-name="T108">-- </text:span><text:span text:style-name="T107">aurreko eguneko berdina</text:span><text:span text:style-name="T46"> }</text:span></text:p>
      <text:p text:style-name="P41"><text:tab/><text:tab/><text:tab/><text:span text:style-name="T98">| </text:span>expr <text:span text:style-name="T2">*</text:span> expr<text:tab/><text:span text:style-name="T46">{ </text:span><text:span text:style-name="T108">-- </text:span><text:span text:style-name="T107">aurreko eguneko berdina</text:span><text:span text:style-name="T46"> }</text:span></text:p>
      <text:p text:style-name="P41"><text:tab/><text:tab/><text:tab/>| expr <text:span text:style-name="T2">/ </text:span>expr<text:tab/><text:span text:style-name="T46">{ </text:span><text:span text:style-name="T108">-- </text:span><text:span text:style-name="T107">aurreko eguneko berdina</text:span><text:span text:style-name="T46"> }</text:span></text:p>
      <text:p text:style-name="P41"><text:span text:style-name="T34"><text:tab/><text:tab/><text:tab/>| expr </text:span><text:span text:style-name="T18">&lt;</text:span><text:span text:style-name="T34"> expr<text:tab/></text:span><text:span text:style-name="T54">{ </text:span><text:span text:style-name="T109">-- </text:span><text:span text:style-name="T112">aurreko eguneko berdina</text:span><text:span text:style-name="T54"> }</text:span></text:p>
      <text:p text:style-name="P41"><text:span text:style-name="T34"><text:tab/><text:tab/><text:tab/>| expr </text:span><text:span text:style-name="T18">&lt;</text:span><text:span text:style-name="T19">=</text:span><text:span text:style-name="T34"> expr<text:tab/></text:span><text:span text:style-name="T54">{ </text:span><text:span text:style-name="T109">-- </text:span><text:span text:style-name="T112">aurreko eguneko berdina</text:span><text:span text:style-name="T54"> }</text:span></text:p>
      <text:p text:style-name="P41"><text:span text:style-name="T34"><text:tab/><text:tab/><text:tab/>| expr </text:span><text:span text:style-name="T18">&gt;</text:span><text:span text:style-name="T34"> expr<text:tab/></text:span><text:span text:style-name="T54">{ </text:span><text:span text:style-name="T109">-- </text:span><text:span text:style-name="T112">aurreko eguneko berdina</text:span><text:span text:style-name="T54"> }</text:span></text:p>
      <text:p text:style-name="P41"><text:span text:style-name="T34"><text:tab/><text:tab/><text:tab/>| expr </text:span><text:span text:style-name="T18">&gt;</text:span><text:span text:style-name="T19">=</text:span><text:span text:style-name="T34"> expr<text:tab/></text:span><text:span text:style-name="T51">{</text:span><text:span text:style-name="T54"> </text:span><text:span text:style-name="T109">-- </text:span><text:span text:style-name="T112">aurreko eguneko berdina</text:span><text:span text:style-name="T54"> }</text:span></text:p>
      <text:p text:style-name="P41"><text:tab/><text:tab/><text:tab/>| <text:span text:style-name="T38">id<text:tab/><text:tab/><text:tab/><text:tab/></text:span><text:span text:style-name="T66">{ </text:span><text:span text:style-name="T120">-- </text:span><text:span text:style-name="T121">aurreko eguneko berdina</text:span><text:span text:style-name="T66"> </text:span><text:span text:style-name="T70">}</text:span></text:p>
      <text:p text:style-name="P41"><text:tab/><text:tab/><text:tab/>| <text:span text:style-name="T11">num_</text:span><text:span text:style-name="T39">integer<text:tab/></text:span><text:span text:style-name="T66">{ </text:span><text:span text:style-name="T120">-- </text:span><text:span text:style-name="T121">aurreko eguneko berdina</text:span><text:span text:style-name="T66"> </text:span><text:span text:style-name="T70">}</text:span></text:p>
      <text:p text:style-name="P41"><text:tab/><text:tab/><text:tab/>| <text:span text:style-name="T39">num_float<text:tab/><text:tab/></text:span><text:span text:style-name="T66">{ </text:span><text:span text:style-name="T120">-- </text:span><text:span text:style-name="T121">aurreko eguneko berdina</text:span><text:span text:style-name="T66"> </text:span><text:span text:style-name="T70">}</text:span></text:p>
      <text:p text:style-name="P15"/>
      <text:p text:style-name="P30"><text:span text:style-name="T30">M</text:span> <text:span text:style-name="T1"><text:tab/></text:span>→ <text:tab/><text:span text:style-name="T93">ξ <text:tab/><text:tab/></text:span><text:span text:style-name="T59">{ <text:s/></text:span><text:span text:style-name="T114">-- </text:span><text:span text:style-name="T113">klasean ikusitako</text:span><text:span text:style-name="T115">a</text:span><text:span text:style-name="T58"> }</text:span></text:p>
      <text:p text:style-name="P30"><text:span text:style-name="T31">N </text:span><text:span text:style-name="T1"><text:tab/></text:span><text:span text:style-name="T96">→ <text:tab/></text:span><text:span text:style-name="T93">ξ<text:tab/><text:tab/></text:span><text:span text:style-name="T59">{ <text:s/></text:span><text:span text:style-name="T114">-- </text:span><text:span text:style-name="T113">klasean ikusitako</text:span><text:span text:style-name="T115">a</text:span><text:span text:style-name="T58"> }</text:span></text:p>
      <text:p text:style-name="P27"/>
      <text:p text:style-name="P28"/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matica" style:family="paragraph" style:parent-style-name="Standard">
      <style:paragraph-properties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</style:style>
    <style:style style:name="Default_7e_LT_7e_Gliederung_20_1" style:display-name="Defaul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1T11:33:36.000196190</meta:creation-date>
    <dc:date>2023-03-27T13:52:44.409811207</dc:date>
    <meta:editing-duration>PT10H5M32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3" meta:paragraph-count="69" meta:word-count="388" meta:character-count="2203" meta:non-whitespace-character-count="1680"/>
  </office:meta>
</office:document-meta>
</file>